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Liberation Sans"/>
    </style:style>
    <style:style style:name="P2" style:family="paragraph" style:parent-style-name="Standard">
      <style:text-properties style:font-name="Liberation Sans" fo:font-weight="bold" style:font-weight-asian="bold" style:font-weight-complex="bold"/>
    </style:style>
    <style:style style:name="P3" style:family="paragraph" style:parent-style-name="Standard">
      <style:text-properties style:font-name="Liberation Sans"/>
    </style:style>
    <style:style style:name="P4" style:family="paragraph" style:parent-style-name="Standard" style:list-style-name="L1">
      <style:text-properties style:font-name="Liberation Sans"/>
    </style:style>
    <style:style style:name="P5" style:family="paragraph" style:parent-style-name="Standard" style:list-style-name="L2">
      <style:text-properties style:font-name="Liberation San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urpose</text:p>
      <text:p text:style-name="P1">This is the design for implementing a single sign on “feeling” like system where when a provider logs into oscar they do not have to relogin to myoscar.</text:p>
      <text:p text:style-name="P1"/>
      <text:p text:style-name="P2">Overview</text:p>
      <text:p text:style-name="P1">Single sign on is not possible for these two systems as it would cause either an unwanted interdependency or a security breach/dependency on the two system.</text:p>
      <text:p text:style-name="P1"/>
      <text:p text:style-name="P1">Our strategy is to just make it “feel” mostly like a single sign on system. To achieve this we will store the myoscar_password in oscar so once a provider logs in we can retrieve the myoscar_password and automatically authenticate against the myoscar system.</text:p>
      <text:p text:style-name="P1"/>
      <text:p text:style-name="P2">Implementation Concepts</text:p>
      <text:list xml:id="list1403658161" text:style-name="L1">
        <text:list-item>
          <text:p text:style-name="P4">In the provider preferences store a new key/value pair for the providers myoscar_password encrypted. The only safe way to do a 2 way encryption on this is with an unknown key, so we'll do it with the providers decrypted oscar_password (or something seeded from their decrypted oscar_password). This prevents an administrator of the oscar system from decrypting the providers myoscar_password (unless he happens to know the providers decrypted oscar_password to begin with).</text:p>
          <text:p text:style-name="P4"/>
        </text:list-item>
        <text:list-item>
          <text:p text:style-name="P4">We don't want to be storing the decrypted oscar_password nor the decrypted myoscar_password into the session space because the session data is introspectable and can be saved to disk or sent over the network for replication purposes. We will need to do a 2 way encryption on those 2 pieces of data. We need both in the session space as there's no good way around having it there. The providers oscar_password must be available at all times because we can not guarantee when we can login to myoscar (i.e. Myoscar server is unavailable when the provider logs into oscar). The providers myoscar_password or token must be available upon every request to the myoscar_server. Unfortunately we must use a known key here (an unknown key won't survive a machine restart and for session replication the key must be known by clustered servers). We might be able to skip this step if we're using a seed off the oscar_password and only store the authenticated myoscar_token (and not the password) as it would imply that we wouldn't need the decrypted version of any of the original passwords around. It's not really any less secure as a symmetrical key here would allow anyone to decrypt what ever we have here anyways.</text:p>
          <text:p text:style-name="P4"/>
        </text:list-item>
        <text:list-item>
          <text:p text:style-name="P4">We will need to intercept where ever the oscar_password is entered, i.e. Login, and change password. During login we'll need to populate the encrypted oscar_password <text:s/>(or seeded string) into the session space. This must be here so we can attempt to decrypt the myoscar_password at any time. (In theory you could decrypte the myoscar password and just re-encrypt and store that here but having the encryption string around means we can now use it to encrypt/decrypt other sensitive information in the session space as well.) <text:s/>Password change in oscar is relatively infrequent so as a short cut we might skip this whole situation on the first pass and just let the myoscar logout/fail/fallback when the oscar_password is changed.</text:p>
          <text:p text:style-name="P4"/>
        </text:list-item>
        <text:list-item>
          <text:p text:style-name="P4">UI changes will be minimal, maybe just a check box saying “save password” on the myoscar login screen.</text:p>
          <text:p text:style-name="P4"/>
        </text:list-item>
        <text:list-item>
          <text:p text:style-name="P4"><text:soft-page-break/>Fall back. If anything goes wrong it will continue with the existing behaviour of not being logged in and features being disabled. This may happen when ever something funny happens, i.e. Some one changes the oscar_password via raw sql, some one changes the myoscar_password from the myoscar side, etc. The expectation is that failure to authenticate is a normal expected state and it will fall back to existing behaviour of not being logged in until the provider logs into myoscar again where it can then save the new myoscar_password newly encrypted again.</text:p>
        </text:list-item>
      </text:list>
      <text:p text:style-name="P1"/>
      <text:p text:style-name="P2">Implementation Details</text:p>
      <text:p text:style-name="P2"/>
      <text:p text:style-name="P1">The oscar password / seed. So given the above and taking the most short cuts we can... we'll try to just use a oscar_password seed. The seed needs to effectively be a password so it should have all the properties a password would have. The seed must also be reproducable evey time as it's used to encrypt / decrypt from the DB record. So the immediately obvious options are MD5, sha1, or java.util.Random(seed). Since we already have an SHA1 generator in EncryptionUtils we'll use that as the encryption key, that way we can use the AES encryption functions in EncryptionUtils for encrypting the myoscar_password. We will need to mangle the original oscar_password before generating the seed though because I believe oscar currently uses SHA1 as the storage format for the oscar_password (which would mean people can use the db entry for decrypting if we don't mangle).</text:p>
      <text:p text:style-name="P1"/>
      <text:p text:style-name="P1">So to summarise</text:p>
      <text:list xml:id="list396466579" text:style-name="L2">
        <text:list-item>
          <text:p text:style-name="P5">provider enters password to login to oscar, mangle password and generate encryption/decryption key and store key in session space</text:p>
        </text:list-item>
        <text:list-item>
          <text:p text:style-name="P5">on schedule view, check if logged into myoscar, if not check for myoscar_password, decrypt myoscar_password and attemp login, if fail, wipe stored myoscar password</text:p>
        </text:list-item>
        <text:list-item>
          <text:p text:style-name="P5">on manual login to myoscar (from oscar UI), add check box to save password, if password is saved, use encryption key in session to encrypt password and store into preferenc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CA"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dman </meta:initial-creator>
    <meta:creation-date>2012-07-11T09:24:34</meta:creation-date>
    <meta:generator>LibreOffice/3.4$Unix LibreOffice_project/340m1$Build-402</meta:generator>
    <dc:date>2012-07-17T12:38:54</dc:date>
    <dc:creator>tedman </dc:creator>
    <meta:editing-duration>PT5H29M25S</meta:editing-duration>
    <meta:editing-cycles>22</meta:editing-cycles>
    <meta:document-statistic meta:table-count="0" meta:image-count="0" meta:object-count="0" meta:page-count="2" meta:paragraph-count="17" meta:word-count="840" meta:character-count="5058" meta:non-whitespace-character-count="4241"/>
  </office:meta>
</office:document-meta>
</file>